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вичайний" style:master-page-name="MP0" style:family="paragraph">
      <style:paragraph-properties fo:break-before="page" fo:text-align="justify" fo:text-indent="0.3937in"/>
      <style:text-properties style:font-name="Times New Roman" style:font-name-complex="Times New Roman" fo:font-size="14pt" style:font-size-asian="14pt" style:font-size-complex="14pt"/>
    </style:style>
    <style:style style:name="P2" style:parent-style-name="Звичайний" style:family="paragraph">
      <style:paragraph-properties fo:text-align="justify" fo:text-indent="0.3937in"/>
    </style:style>
    <style:style style:name="T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" style:parent-style-name="Гіперпосилання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Звичайний" style:family="paragraph">
      <style:paragraph-properties fo:text-align="justify" fo:text-indent="0.3937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Державним агентством відновлення та розвитку інфраструктури України на<text:s/>виконання вимог пункту 1 розділу ІІ Порядку виявлення аварійно-небезпечних ділянок та місць концентрації дорожньо-транспортних пригод, затвердженого наказом Міністерства інфраструктури України від 12.08.2022 № 598, зареєстрованим в Міністерстві юстиції України 25 жовтня 2022 р. за<text:s/><text:line-break/>№ 1313/38649,<text:s/>до 15 березня<text:s/>2025 року буде<text:s/>розміщено інформацію щодо наявності<text:s/>аварійно-небезпечних ділянок та місць (ділянок) концентрації дорожньо-транспортних пригод станом на 31 грудня<text:s/>2024 року.</text:p>
      <text:p text:style-name="P2"><text:span text:style-name="T3">Крім того, п</text:span><text:span text:style-name="T4">ерелік місць (ділянок) концентрації ДТП та аварійно-небезпечних ділянок на автомобільних драгах загального користування державного значення розміщено на офіційному сайті Агентства відновлення</text:span><text:span text:style-name="T5"><text:s/></text:span><text:a xlink:href="https://restoration.gov.ua/4496/49297.html" office:target-frame-name="_blank" xlink:show="new"><text:span text:style-name="T6">https://restoration.gov.ua/4496/49297.html</text:span></text:a><text:span text:style-name="T7">.<text:s/></text:span>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Гіперпосилання" style:display-name="Гіперпосилання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style:style style:name="Переглянутегіперпосилання" style:display-name="Переглянуте гіперпосилання" style:family="text" style:parent-style-name="Шрифтабзацузазамовчуванням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Романченко Лідія Олександрівна</meta:initial-creator>
    <dc:creator>Романченко Лідія Олександрівна</dc:creator>
    <meta:creation-date>2025-01-22T10:30:00Z</meta:creation-date>
    <dc:date>2025-01-22T10:30:00Z</dc:date>
    <meta:print-date>2025-01-22T07:49:00Z</meta:print-date>
    <meta:template xlink:href="Normal.dotm" xlink:type="simple"/>
    <meta:editing-cycles>2</meta:editing-cycles>
    <meta:editing-duration>PT60S</meta:editing-duration>
    <meta:document-statistic meta:page-count="1" meta:paragraph-count="17" meta:word-count="102" meta:character-count="858" meta:row-count="36" meta:non-whitespace-character-count="773"/>
  </office:meta>
</office:document-meta>
</file>